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nux Biolinum G" svg:font-family="'Linux Biolinum G'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27.7cm" table:align="margins"/>
    </style:style>
    <style:style style:name="Tabella1.A" style:family="table-column">
      <style:table-column-properties style:column-width="13.991cm" style:rel-column-width="33101*"/>
    </style:style>
    <style:style style:name="Tabella1.B" style:family="table-column">
      <style:table-column-properties style:column-width="13.709cm" style:rel-column-width="32434*"/>
    </style:style>
    <style:style style:name="Tabella1.1" style:family="table-row">
      <style:table-row-properties style:min-row-height="19.008cm"/>
    </style:style>
    <style:style style:name="Tabel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B1" style:family="table-cell">
      <style:table-cell-properties fo:padding="0.097cm" fo:border-left="none" fo:border-right="0.5pt solid #000000" fo:border-top="0.5pt solid #000000" fo:border-bottom="0.5pt solid #000000"/>
    </style:style>
    <style:style style:name="Tabella2" style:family="table">
      <style:table-properties style:width="13.335cm" fo:margin-left="0.196cm" table:align="left"/>
    </style:style>
    <style:style style:name="Tabella2.A" style:family="table-column">
      <style:table-column-properties style:column-width="7.197cm"/>
    </style:style>
    <style:style style:name="Tabella2.B" style:family="table-column">
      <style:table-column-properties style:column-width="6.138cm"/>
    </style:style>
    <style:style style:name="Tabella2.1" style:family="table-row">
      <style:table-row-properties style:min-row-height="7.408cm"/>
    </style:style>
    <style:style style:name="Tabella2.A1" style:family="table-cell">
      <style:table-cell-properties fo:padding="0.097cm" fo:border="none"/>
    </style:style>
    <style:style style:name="Tabella3" style:family="table">
      <style:table-properties style:width="27.7cm" table:align="margins"/>
    </style:style>
    <style:style style:name="Tabella3.A" style:family="table-column">
      <style:table-column-properties style:column-width="13.991cm" style:rel-column-width="33101*"/>
    </style:style>
    <style:style style:name="Tabella3.B" style:family="table-column">
      <style:table-column-properties style:column-width="13.709cm" style:rel-column-width="32434*"/>
    </style:style>
    <style:style style:name="Tabella3.1" style:family="table-row">
      <style:table-row-properties style:min-row-height="9.601cm"/>
    </style:style>
    <style:style style:name="Tabella3.A1" style:family="table-cell">
      <style:table-cell-properties style:vertical-align="" fo:padding="0.097cm" fo:border-left="0.5pt solid #000000" fo:border-right="none" fo:border-top="0.5pt solid #000000" fo:border-bottom="0.5pt solid #000000"/>
    </style:style>
    <style:style style:name="Tabella3.B1" style:family="table-cell">
      <style:table-cell-properties fo:padding="0.097cm" fo:border-left="none" fo:border-right="0.5pt solid #000000" fo:border-top="0.5pt solid #000000" fo:border-bottom="0.5pt solid #000000"/>
    </style:style>
    <style:style style:name="Tabella4" style:family="table">
      <style:table-properties style:width="13.795cm" table:align="margins"/>
    </style:style>
    <style:style style:name="Tabella4.A" style:family="table-column">
      <style:table-column-properties style:column-width="9.693cm" style:rel-column-width="46048*"/>
    </style:style>
    <style:style style:name="Tabella4.B" style:family="table-column">
      <style:table-column-properties style:column-width="4.103cm" style:rel-column-width="19487*"/>
    </style:style>
    <style:style style:name="Tabella4.A1" style:family="table-cell">
      <style:table-cell-properties style:vertical-align=""/>
    </style:style>
    <style:style style:name="Tabella5" style:family="table">
      <style:table-properties style:width="13.665cm" fo:margin-left="0cm" table:align="left"/>
    </style:style>
    <style:style style:name="Tabella5.A" style:family="table-column">
      <style:table-column-properties style:column-width="6.502cm"/>
    </style:style>
    <style:style style:name="Tabella5.B" style:family="table-column">
      <style:table-column-properties style:column-width="7.163cm"/>
    </style:style>
    <style:style style:name="Tabella5.1" style:family="table-row">
      <style:table-row-properties style:min-row-height="6.491cm"/>
    </style:style>
    <style:style style:name="Tabla1" style:family="table">
      <style:table-properties style:width="13.665cm" fo:margin-left="0cm" table:align="left"/>
    </style:style>
    <style:style style:name="Tabla1.A" style:family="table-column">
      <style:table-column-properties style:column-width="13.665cm"/>
    </style:style>
    <style:style style:name="Tabla1.1" style:family="table-row">
      <style:table-row-properties style:min-row-height="6.491cm"/>
    </style:style>
    <style:style style:name="Tabella6" style:family="table">
      <style:table-properties style:width="13.665cm" fo:margin-left="0cm" table:align="left"/>
    </style:style>
    <style:style style:name="Tabella6.A" style:family="table-column">
      <style:table-column-properties style:column-width="7.197cm"/>
    </style:style>
    <style:style style:name="Tabella6.B" style:family="table-column">
      <style:table-column-properties style:column-width="2.607cm"/>
    </style:style>
    <style:style style:name="Tabella6.C" style:family="table-column">
      <style:table-column-properties style:column-width="1.796cm"/>
    </style:style>
    <style:style style:name="Tabella6.D" style:family="table-column">
      <style:table-column-properties style:column-width="2.066cm"/>
    </style:style>
    <style:style style:name="Tabella6.1" style:family="table-row">
      <style:table-row-properties style:min-row-height="2.304cm"/>
    </style:style>
    <style:style style:name="Tabella6.A1" style:family="table-cell">
      <style:table-cell-properties fo:padding="0.097cm" fo:border="none"/>
    </style:style>
    <style:style style:name="Tabella7" style:family="table">
      <style:table-properties style:width="13.517cm" table:align="margins"/>
    </style:style>
    <style:style style:name="Tabella7.A" style:family="table-column">
      <style:table-column-properties style:column-width="4.505cm" style:rel-column-width="21845*"/>
    </style:style>
    <style:style style:name="Tabella7.A1" style:family="table-cell">
      <style:table-cell-properties fo:padding="0.097cm" fo:border="none"/>
    </style:style>
    <style:style style:name="Tabella8" style:family="table">
      <style:table-properties style:width="13.665cm" fo:margin-left="0cm" table:align="left"/>
    </style:style>
    <style:style style:name="Tabella8.A" style:family="table-column">
      <style:table-column-properties style:column-width="4.505cm"/>
    </style:style>
    <style:style style:name="Tabella8.B" style:family="table-column">
      <style:table-column-properties style:column-width="4.588cm"/>
    </style:style>
    <style:style style:name="Tabella8.C" style:family="table-column">
      <style:table-column-properties style:column-width="4.572cm"/>
    </style:style>
    <style:style style:name="Tabella8.A1" style:family="table-cell">
      <style:table-cell-properties fo:padding="0.097cm" fo:border="none"/>
    </style:style>
    <style:style style:name="P1" style:family="paragraph" style:parent-style-name="Table_20_Contents">
      <style:text-properties style:text-position="0% 100%" fo:font-size="10pt" officeooo:rsid="003509b7" officeooo:paragraph-rsid="003509b7" style:font-size-asian="8.75pt" style:font-size-complex="10pt"/>
    </style:style>
    <style:style style:name="P2" style:family="paragraph" style:parent-style-name="Table_20_Contents">
      <style:text-properties style:text-position="0% 100%" fo:font-size="10pt" officeooo:rsid="00357934" officeooo:paragraph-rsid="003509b7" style:font-size-asian="8.75pt" style:font-size-complex="10pt"/>
    </style:style>
    <style:style style:name="P3" style:family="paragraph" style:parent-style-name="Table_20_Contents">
      <style:text-properties style:text-position="0% 100%" fo:font-size="10pt" officeooo:rsid="00357934" officeooo:paragraph-rsid="00357934" style:font-size-asian="8.75pt" style:font-size-complex="10pt"/>
    </style:style>
    <style:style style:name="P4" style:family="paragraph" style:parent-style-name="Table_20_Contents">
      <style:text-properties fo:font-size="10pt" officeooo:rsid="000cf61d" officeooo:paragraph-rsid="006efadb" style:font-size-asian="8.75pt" style:font-size-complex="10pt"/>
    </style:style>
    <style:style style:name="P5" style:family="paragraph" style:parent-style-name="Table_20_Contents">
      <style:text-properties fo:font-size="10pt" officeooo:paragraph-rsid="00a75699" style:font-size-asian="10pt" style:font-size-complex="10pt"/>
    </style:style>
    <style:style style:name="P6" style:family="paragraph" style:parent-style-name="Table_20_Contents">
      <style:text-properties style:text-position="0% 100%" fo:font-size="10pt" officeooo:rsid="0051e678" officeooo:paragraph-rsid="00a0017f" style:font-size-asian="10pt" style:font-size-complex="10pt"/>
    </style:style>
    <style:style style:name="P7" style:family="paragraph" style:parent-style-name="Table_20_Contents">
      <style:text-properties style:text-position="0% 100%" fo:font-size="10pt" officeooo:rsid="0054309c" officeooo:paragraph-rsid="006efadb" style:font-size-asian="8.75pt" style:font-size-complex="10pt"/>
    </style:style>
    <style:style style:name="P8" style:family="paragraph" style:parent-style-name="Table_20_Contents">
      <style:text-properties style:text-position="0% 100%" fo:font-size="10pt" officeooo:rsid="009df6b8" officeooo:paragraph-rsid="009cf04b" style:font-size-asian="8.75pt" style:font-size-complex="10pt"/>
    </style:style>
    <style:style style:name="P9" style:family="paragraph" style:parent-style-name="Table_20_Contents">
      <style:text-properties style:text-position="0% 100%" fo:font-size="10pt" officeooo:rsid="008ece5b" officeooo:paragraph-rsid="008ece5b" style:font-size-asian="8.75pt" style:font-size-complex="10pt"/>
    </style:style>
    <style:style style:name="P10" style:family="paragraph" style:parent-style-name="Table_20_Contents">
      <style:text-properties style:text-position="0% 100%" fo:font-size="10pt" officeooo:rsid="0069c82c" officeooo:paragraph-rsid="0069c82c" style:font-size-asian="8.75pt" style:font-size-complex="10pt"/>
    </style:style>
    <style:style style:name="P11" style:family="paragraph" style:parent-style-name="Table_20_Contents">
      <style:text-properties style:text-position="0% 100%" fo:font-size="8pt" officeooo:rsid="000a873c" officeooo:paragraph-rsid="0039b38a" style:font-size-asian="8pt" style:font-size-complex="8pt"/>
    </style:style>
    <style:style style:name="P12" style:family="paragraph" style:parent-style-name="Table_20_Contents">
      <style:text-properties style:text-position="0% 100%" fo:font-size="10pt" fo:font-weight="bold" officeooo:rsid="003bc75f" officeooo:paragraph-rsid="003bc75f" style:font-size-asian="8.75pt" style:font-weight-asian="bold" style:font-size-complex="10pt" style:font-weight-complex="bold"/>
    </style:style>
    <style:style style:name="P13" style:family="paragraph" style:parent-style-name="Table_20_Contents">
      <style:text-properties style:text-position="0% 100%" fo:font-size="10pt" fo:font-weight="bold" officeooo:rsid="007e075c" officeooo:paragraph-rsid="00a0017f" style:font-size-asian="8.75pt" style:font-weight-asian="bold" style:font-size-complex="10pt" style:font-weight-complex="bold"/>
    </style:style>
    <style:style style:name="P14" style:family="paragraph" style:parent-style-name="Table_20_Contents">
      <style:paragraph-properties fo:line-height="100%"/>
      <style:text-properties officeooo:paragraph-rsid="00581315"/>
    </style:style>
    <style:style style:name="P15" style:family="paragraph" style:parent-style-name="Table_20_Contents">
      <style:paragraph-properties fo:line-height="100%"/>
      <style:text-properties style:font-name="Linux Biolinum G" fo:font-size="18pt" fo:font-weight="bold" officeooo:paragraph-rsid="00581315" style:font-size-asian="18pt" style:font-weight-asian="bold" style:font-size-complex="18pt" style:font-weight-complex="bold"/>
    </style:style>
    <style:style style:name="P16" style:family="paragraph" style:parent-style-name="Table_20_Contents">
      <style:text-properties fo:font-size="10pt" officeooo:rsid="001bd869" officeooo:paragraph-rsid="0070f449" style:font-size-asian="8.75pt" style:font-size-complex="10pt"/>
    </style:style>
    <style:style style:name="P17" style:family="paragraph" style:parent-style-name="Table_20_Contents">
      <style:text-properties fo:font-size="6pt" officeooo:rsid="001bd869" officeooo:paragraph-rsid="0070f449" style:font-size-asian="5.25pt" style:font-size-complex="6pt"/>
    </style:style>
    <style:style style:name="P18" style:family="paragraph" style:parent-style-name="Table_20_Contents">
      <style:text-properties style:font-name="Liberation Serif1" fo:font-size="10pt" officeooo:paragraph-rsid="009f4f85" style:font-size-asian="8.75pt" style:font-size-complex="10pt"/>
    </style:style>
    <style:style style:name="P19" style:family="paragraph" style:parent-style-name="Table_20_Contents">
      <style:paragraph-properties fo:margin-top="0cm" fo:margin-bottom="0cm" style:contextual-spacing="false" fo:text-align="start" style:justify-single-word="false"/>
      <style:text-properties fo:font-variant="normal" fo:text-transform="none" fo:color="#000000" loext:opacity="100%" style:font-name="Liberation Serif1" fo:font-size="10pt" fo:letter-spacing="normal" fo:font-style="normal" fo:font-weight="bold" officeooo:rsid="008b8625" officeooo:paragraph-rsid="00a75699" fo:background-color="transparent" style:font-size-asian="8.75pt" style:font-weight-asian="bold" style:font-size-complex="10pt" style:font-weight-complex="bold"/>
    </style:style>
    <style:style style:name="P20" style:family="paragraph" style:parent-style-name="Table_20_Contents">
      <style:text-properties style:font-name="Liberation Serif1" fo:font-size="6pt" fo:font-weight="bold" officeooo:rsid="003bc75f" officeooo:paragraph-rsid="00a75699" style:font-size-asian="5.25pt" style:font-weight-asian="bold" style:font-size-complex="6pt" style:font-weight-complex="bold"/>
    </style:style>
    <style:style style:name="P21" style:family="paragraph" style:parent-style-name="Table_20_Contents">
      <style:text-properties style:font-name="Liberation Serif1" fo:font-size="6pt" fo:font-weight="bold" officeooo:rsid="003635b5" officeooo:paragraph-rsid="00a75699" style:font-size-asian="5.25pt" style:font-weight-asian="bold" style:font-size-complex="6pt" style:font-weight-complex="bold"/>
    </style:style>
    <style:style style:name="P22" style:family="paragraph" style:parent-style-name="Table_20_Contents">
      <style:text-properties style:font-name="Liberation Serif1" fo:font-size="10pt" fo:font-weight="bold" officeooo:rsid="004870df" officeooo:paragraph-rsid="00a75699" style:font-size-asian="8.75pt" style:font-weight-asian="bold" style:font-size-complex="10pt" style:font-weight-complex="bold"/>
    </style:style>
    <style:style style:name="P23" style:family="paragraph" style:parent-style-name="Table_20_Contents">
      <style:paragraph-properties fo:margin-top="0cm" fo:margin-bottom="0cm" style:contextual-spacing="false" fo:text-align="start" style:justify-single-word="false"/>
      <style:text-properties style:font-name="Liberation Serif1" fo:font-size="10pt" fo:font-weight="bold" officeooo:rsid="000103c7" officeooo:paragraph-rsid="00a75699" style:font-size-asian="10pt" style:font-weight-asian="bold" style:font-size-complex="10pt" style:font-weight-complex="bold"/>
    </style:style>
    <style:style style:name="P24" style:family="paragraph" style:parent-style-name="Table_20_Contents">
      <style:text-properties officeooo:paragraph-rsid="00a0017f"/>
    </style:style>
    <style:style style:name="P25" style:family="paragraph" style:parent-style-name="Table_20_Contents">
      <style:text-properties fo:color="#000000" loext:opacity="100%" style:font-name="Liberation Serif1" fo:font-size="10pt" fo:font-weight="bold" officeooo:rsid="006c0338" officeooo:paragraph-rsid="00a0017f" style:font-size-asian="10pt" style:font-weight-asian="bold" style:font-size-complex="10pt" style:font-weight-complex="bold"/>
    </style:style>
    <style:style style:name="P26" style:family="paragraph" style:parent-style-name="Table_20_Contents">
      <style:text-properties style:font-name="Liberation Serif1" fo:font-size="10pt" fo:font-weight="bold" officeooo:rsid="00672891" officeooo:paragraph-rsid="0089004b" style:font-size-asian="8.75pt" style:font-weight-asian="bold" style:font-size-complex="10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officeooo:paragraph-rsid="00a0017f"/>
    </style:style>
    <style:style style:name="P28" style:family="paragraph" style:parent-style-name="Table_20_Contents">
      <style:paragraph-properties fo:text-align="start" style:justify-single-word="false"/>
      <style:text-properties fo:font-size="10pt" officeooo:rsid="001bd869" officeooo:paragraph-rsid="00a75699" style:font-size-asian="8.75pt" style:font-size-complex="10pt"/>
    </style:style>
    <style:style style:name="P29" style:family="paragraph" style:parent-style-name="Table_20_Contents">
      <style:paragraph-properties fo:text-align="start" style:justify-single-word="false"/>
      <style:text-properties style:font-name="Liberation Serif1" fo:font-size="10pt" fo:font-weight="bold" officeooo:rsid="001da0e8" officeooo:paragraph-rsid="009c24eb" style:font-size-asian="10pt" style:font-weight-asian="bold" style:font-size-complex="10pt" style:font-weight-complex="bold"/>
    </style:style>
    <style:style style:name="P30" style:family="paragraph" style:parent-style-name="Table_20_Contents">
      <style:text-properties officeooo:paragraph-rsid="00a75699"/>
    </style:style>
    <style:style style:name="P31" style:family="paragraph" style:parent-style-name="Table_20_Contents">
      <style:text-properties style:font-name="Liberation Serif1" fo:font-size="10pt" fo:font-weight="normal" officeooo:paragraph-rsid="006efadb" style:font-size-asian="8.75pt" style:font-weight-asian="normal" style:font-size-complex="10pt" style:font-weight-complex="normal"/>
    </style:style>
    <style:style style:name="P32" style:family="paragraph" style:parent-style-name="Table_20_Contents">
      <style:text-properties style:font-name="Liberation Serif1" fo:font-size="10pt" fo:font-weight="normal" officeooo:paragraph-rsid="0040364f" style:font-size-asian="8.75pt" style:font-weight-asian="normal" style:font-size-complex="10pt" style:font-weight-complex="normal"/>
    </style:style>
    <style:style style:name="P33" style:family="paragraph" style:parent-style-name="Table_20_Contents">
      <style:text-properties style:font-name="Liberation Serif1" fo:font-size="10pt" fo:font-weight="normal" style:font-size-asian="8.75pt" style:font-weight-asian="normal" style:font-size-complex="10pt" style:font-weight-complex="normal"/>
    </style:style>
    <style:style style:name="P34" style:family="paragraph" style:parent-style-name="Table_20_Contents">
      <style:text-properties style:font-name="Liberation Serif1" fo:font-size="10pt" fo:font-weight="normal" officeooo:rsid="003bc75f" style:font-size-asian="8.75pt" style:font-weight-asian="normal" style:font-size-complex="10pt" style:font-weight-complex="normal"/>
    </style:style>
    <style:style style:name="P35" style:family="paragraph" style:parent-style-name="Text_20_body">
      <loext:graphic-properties draw:fill="none"/>
      <style:paragraph-properties fo:margin-left="0cm" fo:margin-right="0cm" fo:margin-top="0cm" fo:margin-bottom="0cm" style:contextual-spacing="false" fo:text-align="start" style:justify-single-word="false" fo:text-indent="0cm" style:auto-text-indent="false" fo:background-color="transparent"/>
      <style:text-properties fo:font-size="7pt" fo:font-weight="bold" officeooo:rsid="00687f71" officeooo:paragraph-rsid="007222c9" style:font-size-asian="7pt" style:font-weight-asian="bold" style:font-size-complex="7pt" style:font-weight-complex="bold"/>
    </style:style>
    <style:style style:name="P36" style:family="paragraph" style:parent-style-name="Standard">
      <style:text-properties fo:font-size="6pt" officeooo:rsid="00199544" officeooo:paragraph-rsid="003257ec" style:font-size-asian="5.25pt" style:font-size-complex="6pt"/>
    </style:style>
    <style:style style:name="P37" style:family="paragraph" style:parent-style-name="Table_20_Contents">
      <style:paragraph-properties fo:text-align="center" style:justify-single-word="false"/>
      <style:text-properties fo:font-size="6pt" officeooo:rsid="00074357" officeooo:paragraph-rsid="00074357" style:font-size-asian="5.25pt" style:font-size-complex="6pt"/>
    </style:style>
    <style:style style:name="P38" style:family="paragraph" style:parent-style-name="Table_20_Contents">
      <style:paragraph-properties fo:text-align="start" style:justify-single-word="false"/>
      <style:text-properties fo:font-size="8pt" officeooo:paragraph-rsid="006efadb" style:font-size-asian="8pt" style:font-size-complex="8pt"/>
    </style:style>
    <style:style style:name="P39" style:family="paragraph" style:parent-style-name="Table_20_Contents">
      <style:paragraph-properties fo:margin-left="0cm" fo:margin-right="0cm" fo:text-indent="0cm" style:auto-text-indent="false"/>
      <style:text-properties fo:font-size="8pt" officeooo:paragraph-rsid="00a2d231" style:font-size-asian="8pt" style:font-size-complex="8pt"/>
    </style:style>
    <style:style style:name="P40" style:family="paragraph" style:parent-style-name="Standard">
      <style:text-properties fo:font-size="8pt" officeooo:paragraph-rsid="00a2d231" style:font-size-asian="8pt" style:font-size-complex="8pt"/>
    </style:style>
    <style:style style:name="P41" style:family="paragraph" style:parent-style-name="Standard">
      <style:text-properties fo:color="#000000" loext:opacity="100%" fo:font-size="8pt" officeooo:paragraph-rsid="00a2d231" style:font-size-asian="8pt" style:font-size-complex="8pt"/>
    </style:style>
    <style:style style:name="P42" style:family="paragraph" style:parent-style-name="Table_20_Contents">
      <style:paragraph-properties fo:margin-left="0cm" fo:margin-right="0cm" fo:text-indent="0cm" style:auto-text-indent="false"/>
      <style:text-properties fo:color="#000000" loext:opacity="100%" fo:font-size="8pt" officeooo:paragraph-rsid="00a2d231" style:font-size-asian="8pt" style:font-size-complex="8pt"/>
    </style:style>
    <style:style style:name="P43" style:family="paragraph" style:parent-style-name="Table_20_Contents">
      <style:paragraph-properties fo:margin-left="0cm" fo:margin-right="0cm" fo:text-indent="0cm" style:auto-text-indent="false"/>
      <style:text-properties fo:font-size="8pt" officeooo:rsid="00973a9e" officeooo:paragraph-rsid="00a2d231" style:font-size-asian="8pt" style:font-size-complex="8pt"/>
    </style:style>
    <style:style style:name="P44" style:family="paragraph" style:parent-style-name="Table_20_Contents">
      <style:paragraph-properties fo:text-align="start" style:justify-single-word="false"/>
      <style:text-properties officeooo:rsid="00074357" officeooo:paragraph-rsid="00074357"/>
    </style:style>
    <style:style style:name="P45" style:family="paragraph" style:parent-style-name="Table_20_Contents">
      <style:paragraph-properties fo:text-align="center" style:justify-single-word="false"/>
      <style:text-properties fo:font-size="6pt" officeooo:rsid="00074357" officeooo:paragraph-rsid="00074357" style:font-size-asian="6pt" style:font-size-complex="6pt"/>
    </style:style>
    <style:style style:name="P46" style:family="paragraph" style:parent-style-name="Table_20_Contents">
      <style:paragraph-properties fo:text-align="start" style:justify-single-word="false"/>
      <style:text-properties style:text-position="0% 100%" style:font-name="Liberation Serif1" fo:font-size="8pt" officeooo:rsid="000aeb6e" officeooo:paragraph-rsid="006efadb" style:font-size-asian="8pt" style:font-size-complex="8pt"/>
    </style:style>
    <style:style style:name="P47" style:family="paragraph" style:parent-style-name="Table_20_Contents">
      <style:paragraph-properties fo:text-align="start" style:justify-single-word="false"/>
      <style:text-properties fo:color="#000000" loext:opacity="100%" style:text-position="0% 100%" style:font-name="Liberation Serif1" fo:font-size="8pt" officeooo:rsid="000aeb6e" officeooo:paragraph-rsid="006efadb" style:font-size-asian="8pt" style:font-size-complex="8pt"/>
    </style:style>
    <style:style style:name="P48" style:family="paragraph" style:parent-style-name="Table_20_Contents">
      <style:text-properties officeooo:paragraph-rsid="00a43a1c"/>
    </style:style>
    <style:style style:name="P49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1cdf21" officeooo:paragraph-rsid="00a43a1c" style:font-size-asian="8pt" style:font-size-complex="8pt"/>
    </style:style>
    <style:style style:name="P50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0f6823" officeooo:paragraph-rsid="00a43a1c" style:font-size-asian="8pt" style:font-size-complex="8pt"/>
    </style:style>
    <style:style style:name="P51" style:family="paragraph" style:parent-style-name="Table_20_Contents">
      <style:paragraph-properties fo:line-height="100%" fo:text-align="start" style:justify-single-word="false"/>
      <style:text-properties fo:font-size="8pt" officeooo:rsid="00987dda" officeooo:paragraph-rsid="00a43a1c" style:font-size-asian="8pt" style:font-size-complex="8pt"/>
    </style:style>
    <style:style style:name="P52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957f99" officeooo:paragraph-rsid="00a43a1c" style:font-size-asian="8pt" style:font-size-complex="8pt"/>
    </style:style>
    <style:style style:name="P53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987dda" officeooo:paragraph-rsid="00a43a1c" style:font-size-asian="8pt" style:font-size-complex="8pt"/>
    </style:style>
    <style:style style:name="P54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loext:opacity="100%" style:font-name="Liberation Serif1" fo:font-size="8pt" fo:letter-spacing="normal" fo:font-style="normal" fo:font-weight="normal" officeooo:rsid="008cf68e" officeooo:paragraph-rsid="00a43a1c" style:font-size-asian="8pt" style:font-size-complex="8pt"/>
    </style:style>
    <style:style style:name="P55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6f6fb4" officeooo:paragraph-rsid="00a43a1c" style:font-size-asian="8pt" style:font-size-complex="8pt"/>
    </style:style>
    <style:style style:name="P56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1c3998" officeooo:paragraph-rsid="00a43a1c" style:font-size-asian="8pt" style:font-size-complex="8pt"/>
    </style:style>
    <style:style style:name="P57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loext:opacity="100%" style:font-name="Liberation Serif1" fo:font-size="8pt" fo:letter-spacing="normal" fo:font-style="normal" officeooo:rsid="008cf68e" officeooo:paragraph-rsid="00a43a1c" style:font-size-asian="8pt" style:font-size-complex="8pt"/>
    </style:style>
    <style:style style:name="P58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2cf859" officeooo:paragraph-rsid="00a43a1c" style:font-size-asian="8pt" style:font-size-complex="8pt"/>
    </style:style>
    <style:style style:name="P59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79bb34" officeooo:paragraph-rsid="00a43a1c" style:font-size-asian="8pt" style:font-size-complex="8pt"/>
    </style:style>
    <style:style style:name="P60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8cf68e" officeooo:paragraph-rsid="00a43a1c" style:font-size-asian="8pt" style:font-size-complex="8pt"/>
    </style:style>
    <style:style style:name="P61" style:family="paragraph" style:parent-style-name="Table_20_Contents">
      <style:paragraph-properties fo:line-height="100%" fo:text-align="start" style:justify-single-word="false"/>
      <style:text-properties officeooo:paragraph-rsid="00a43a1c"/>
    </style:style>
    <style:style style:name="P62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673e8c" officeooo:paragraph-rsid="00a43a1c" style:font-size-asian="8pt" style:font-size-complex="8pt"/>
    </style:style>
    <style:style style:name="P63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668fe4" officeooo:paragraph-rsid="00a43a1c" style:font-size-asian="8pt" style:font-size-complex="8pt"/>
    </style:style>
    <style:style style:name="P64" style:family="paragraph" style:parent-style-name="Standard">
      <style:paragraph-properties fo:line-height="100%" fo:text-align="start" style:justify-single-word="false"/>
      <style:text-properties officeooo:rsid="008cf68e" officeooo:paragraph-rsid="00a43a1c"/>
    </style:style>
    <style:style style:name="P65" style:family="paragraph" style:parent-style-name="Standard">
      <style:text-properties officeooo:paragraph-rsid="00a43a1c"/>
    </style:style>
    <style:style style:name="P66" style:family="paragraph" style:parent-style-name="Table_20_Contents">
      <style:paragraph-properties fo:text-align="center" style:justify-single-word="false"/>
      <style:text-properties fo:font-size="8pt" officeooo:rsid="000b2db7" officeooo:paragraph-rsid="0025eb9b" style:font-size-asian="8pt" style:font-size-complex="8pt"/>
    </style:style>
    <style:style style:name="P67" style:family="paragraph" style:parent-style-name="Table_20_Contents">
      <style:paragraph-properties fo:text-align="center" style:justify-single-word="false"/>
      <style:text-properties fo:font-size="8pt" officeooo:paragraph-rsid="0025eb9b" style:font-size-asian="8pt" style:font-size-complex="8pt"/>
    </style:style>
    <style:style style:name="P68" style:family="paragraph" style:parent-style-name="Table_20_Contents">
      <style:paragraph-properties fo:text-align="center" style:justify-single-word="false"/>
      <style:text-properties style:text-position="0% 100%" fo:font-size="8pt" officeooo:rsid="000b2db7" officeooo:paragraph-rsid="0025eb9b" style:font-size-asian="8pt" style:font-size-complex="8pt"/>
    </style:style>
    <style:style style:name="P69" style:family="paragraph" style:parent-style-name="Table_20_Contents">
      <style:paragraph-properties fo:text-align="center" style:justify-single-word="false"/>
      <style:text-properties officeooo:rsid="008ee9eb" officeooo:paragraph-rsid="00a40972"/>
    </style:style>
    <style:style style:name="P70" style:family="paragraph" style:parent-style-name="Table_20_Contents">
      <style:paragraph-properties fo:text-align="center" style:justify-single-word="false"/>
      <style:text-properties fo:font-size="8pt" officeooo:rsid="008ee9eb" officeooo:paragraph-rsid="00a40972" style:font-size-asian="8pt" style:font-size-complex="8pt"/>
    </style:style>
    <style:style style:name="P71" style:family="paragraph" style:parent-style-name="Table_20_Contents">
      <style:paragraph-properties fo:text-align="center" style:justify-single-word="false"/>
      <style:text-properties fo:font-size="8pt" officeooo:rsid="000b2db7" officeooo:paragraph-rsid="00a40972" style:font-size-asian="8pt" style:font-size-complex="8pt"/>
    </style:style>
    <style:style style:name="P72" style:family="paragraph" style:parent-style-name="Table_20_Contents">
      <style:paragraph-properties fo:text-align="center" style:justify-single-word="false"/>
      <style:text-properties fo:font-size="8pt" officeooo:rsid="000b2db7" officeooo:paragraph-rsid="000b2db7" style:font-size-asian="8pt" style:font-size-complex="8pt"/>
    </style:style>
    <style:style style:name="P73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74" style:family="paragraph" style:parent-style-name="Table_20_Contents">
      <style:paragraph-properties fo:line-height="150%" fo:text-align="start" style:justify-single-word="false"/>
      <style:text-properties officeooo:paragraph-rsid="00a40972"/>
    </style:style>
    <style:style style:name="P75" style:family="paragraph" style:parent-style-name="Table_20_Contents">
      <style:text-properties fo:font-size="8pt" officeooo:rsid="000cf61d" officeooo:paragraph-rsid="006efadb" style:font-size-asian="8pt" style:font-size-complex="8pt"/>
    </style:style>
    <style:style style:name="P76" style:family="paragraph" style:parent-style-name="Table_20_Contents">
      <style:paragraph-properties fo:line-height="100%"/>
      <style:text-properties fo:font-size="8pt" officeooo:rsid="000dbb3d" officeooo:paragraph-rsid="006efadb" style:font-size-asian="8pt" style:font-size-complex="8pt"/>
    </style:style>
    <style:style style:name="P77" style:family="paragraph" style:parent-style-name="Table_20_Contents">
      <style:paragraph-properties fo:text-align="center" style:justify-single-word="false"/>
      <style:text-properties fo:font-size="8pt" officeooo:rsid="000cf61d" officeooo:paragraph-rsid="009cf04b" style:font-size-asian="8pt" style:font-size-complex="8pt"/>
    </style:style>
    <style:style style:name="P78" style:family="paragraph" style:parent-style-name="Table_20_Contents">
      <style:paragraph-properties fo:text-align="center" style:justify-single-word="false"/>
      <style:text-properties style:text-position="0% 100%" fo:font-size="8pt" officeooo:rsid="009187f2" officeooo:paragraph-rsid="00a40972" style:font-size-asian="8pt" style:font-size-complex="8pt"/>
    </style:style>
    <style:style style:name="P79" style:family="paragraph" style:parent-style-name="Table_20_Contents">
      <style:paragraph-properties fo:text-align="center" style:justify-single-word="false"/>
      <style:text-properties fo:font-size="8pt" officeooo:rsid="000cf61d" officeooo:paragraph-rsid="006efadb" style:font-size-asian="8pt" style:font-size-complex="8pt"/>
    </style:style>
    <style:style style:name="P80" style:family="paragraph" style:parent-style-name="Table_20_Contents">
      <style:paragraph-properties fo:text-align="center" style:justify-single-word="false"/>
      <style:text-properties fo:font-size="8pt" officeooo:rsid="009187f2" officeooo:paragraph-rsid="00a40972" style:font-size-asian="8pt" style:font-size-complex="8pt"/>
    </style:style>
    <style:style style:name="P81" style:family="paragraph" style:parent-style-name="Table_20_Contents">
      <style:paragraph-properties fo:line-height="100%" fo:text-align="start" style:justify-single-word="false"/>
      <style:text-properties style:text-position="0% 100%" fo:font-size="6pt" officeooo:rsid="0088604c" officeooo:paragraph-rsid="0088604c" style:font-size-asian="5.25pt" style:font-size-complex="6pt"/>
    </style:style>
    <style:style style:name="P82" style:family="paragraph" style:parent-style-name="Table_20_Contents">
      <style:paragraph-properties fo:line-height="100%" fo:text-align="start" style:justify-single-word="false"/>
      <style:text-properties style:text-position="0% 100%" fo:font-size="8pt" officeooo:rsid="000b2db7" officeooo:paragraph-rsid="006efadb" style:font-size-asian="8pt" style:font-size-complex="8pt"/>
    </style:style>
    <style:style style:name="P83" style:family="paragraph" style:parent-style-name="Text_20_body">
      <style:paragraph-properties fo:margin-top="0cm" fo:margin-bottom="0cm" style:contextual-spacing="false" fo:line-height="100%"/>
      <style:text-properties style:font-name="Liberation Serif1" fo:font-size="8pt" fo:font-weight="normal" officeooo:rsid="0047fd6f" officeooo:paragraph-rsid="006efadb" style:font-size-asian="8pt" style:font-weight-asian="normal" style:font-size-complex="8pt" style:font-weight-complex="normal"/>
    </style:style>
    <style:style style:name="P84" style:family="paragraph" style:parent-style-name="Standard">
      <style:paragraph-properties fo:text-align="center" style:justify-single-word="false"/>
      <style:text-properties fo:font-size="8pt" officeooo:rsid="009187f2" officeooo:paragraph-rsid="00a40972" style:font-size-asian="8pt" style:font-size-complex="8pt"/>
    </style:style>
    <style:style style:name="P85" style:family="paragraph" style:parent-style-name="Standard">
      <style:paragraph-properties fo:text-align="center" style:justify-single-word="false"/>
      <style:text-properties fo:font-size="8pt" officeooo:rsid="00369424" officeooo:paragraph-rsid="00a40972" style:font-size-asian="8pt" style:font-size-complex="8pt"/>
    </style:style>
    <style:style style:name="P86" style:family="paragraph" style:parent-style-name="Table_20_Contents">
      <style:paragraph-properties fo:margin-top="0cm" fo:margin-bottom="0cm" style:contextual-spacing="false" fo:line-height="115%" fo:text-align="start" style:justify-single-word="false"/>
      <style:text-properties style:text-position="0% 100%" style:font-name="Liberation Serif" fo:font-size="8pt" officeooo:rsid="004b82ae" officeooo:paragraph-rsid="006efadb" fo:background-color="transparent" style:font-size-asian="8pt" style:font-size-complex="8pt"/>
    </style:style>
    <style:style style:name="P87" style:family="paragraph" style:parent-style-name="Table_20_Contents">
      <style:paragraph-properties fo:margin-top="0cm" fo:margin-bottom="0cm" style:contextual-spacing="false" fo:line-height="115%" fo:text-align="start" style:justify-single-word="false"/>
      <style:text-properties style:font-name="Liberation Serif" fo:font-size="9pt" officeooo:rsid="0047fd6f" officeooo:paragraph-rsid="006efadb" fo:background-color="transparent" style:font-size-asian="9pt" style:font-size-complex="9pt"/>
    </style:style>
    <style:style style:name="P88" style:family="paragraph" style:parent-style-name="Table_20_Contents">
      <style:paragraph-properties fo:margin-top="0cm" fo:margin-bottom="0cm" style:contextual-spacing="false" fo:line-height="115%" fo:text-align="start" style:justify-single-word="false"/>
      <style:text-properties style:text-position="0% 100%" style:font-name="Liberation Serif" fo:font-size="9pt" officeooo:rsid="0047fd6f" officeooo:paragraph-rsid="006efadb" fo:background-color="transparent" style:font-size-asian="9pt" style:font-size-complex="9pt"/>
    </style:style>
    <style:style style:name="P8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</style:style>
    <style:style style:name="T1" style:family="text">
      <style:text-properties style:text-position="0% 100%" officeooo:rsid="00357934"/>
    </style:style>
    <style:style style:name="T2" style:family="text">
      <style:text-properties style:text-position="0% 100%" officeooo:rsid="003bc75f"/>
    </style:style>
    <style:style style:name="T3" style:family="text">
      <style:text-properties style:text-position="0% 100%" officeooo:rsid="00395508"/>
    </style:style>
    <style:style style:name="T4" style:family="text">
      <style:text-properties style:text-position="0% 100%" officeooo:rsid="0039b38a"/>
    </style:style>
    <style:style style:name="T5" style:family="text">
      <style:text-properties style:text-position="0% 100%" fo:font-weight="normal" officeooo:rsid="003bc75f" style:font-size-asian="10pt" style:font-weight-asian="normal" style:font-weight-complex="normal"/>
    </style:style>
    <style:style style:name="T6" style:family="text">
      <style:text-properties style:text-position="0% 100%" fo:font-weight="normal" officeooo:rsid="0071da7d" style:font-size-asian="10pt" style:font-weight-asian="normal" style:font-weight-complex="normal"/>
    </style:style>
    <style:style style:name="T7" style:family="text">
      <style:text-properties style:text-position="0% 100%" fo:font-weight="normal" officeooo:rsid="00199544" style:font-size-asian="10pt" style:font-weight-asian="normal" style:font-weight-complex="normal"/>
    </style:style>
    <style:style style:name="T8" style:family="text">
      <style:text-properties officeooo:rsid="00919a11"/>
    </style:style>
    <style:style style:name="T9" style:family="text">
      <style:text-properties officeooo:rsid="008b8625"/>
    </style:style>
    <style:style style:name="T10" style:family="text">
      <style:text-properties style:font-name="Linux Biolinum G"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variant="normal" fo:text-transform="none" fo:color="#222222" loext:opacity="100%" style:font-name="Liberation Serif1" fo:font-size="13pt" fo:letter-spacing="normal" fo:font-style="normal" fo:font-weight="bold" officeooo:rsid="0093894e" style:font-size-asian="13pt" style:font-weight-asian="bold" style:font-size-complex="13pt" style:font-weight-complex="bold"/>
    </style:style>
    <style:style style:name="T12" style:family="text">
      <style:text-properties fo:font-variant="normal" fo:text-transform="none" fo:color="#222222" loext:opacity="100%" style:font-name="Liberation Serif1" fo:font-size="13pt" fo:letter-spacing="normal" fo:font-style="normal" fo:font-weight="bold" officeooo:rsid="0054309c" style:font-size-asian="13pt" style:font-weight-asian="bold" style:font-size-complex="13pt" style:font-weight-complex="bold"/>
    </style:style>
    <style:style style:name="T13" style:family="text">
      <style:text-properties fo:font-variant="normal" fo:text-transform="none" fo:color="#222222" loext:opacity="100%" style:font-name="Liberation Serif1" fo:font-size="13pt" fo:letter-spacing="normal" fo:font-style="normal" officeooo:rsid="0054309c" style:font-size-asian="13pt" style:font-size-complex="13pt"/>
    </style:style>
    <style:style style:name="T14" style:family="text">
      <style:text-properties fo:font-variant="normal" fo:text-transform="none" fo:color="#222222" loext:opacity="100%" style:font-name="Liberation Serif1" fo:font-size="10pt" fo:letter-spacing="normal" fo:font-style="normal" officeooo:rsid="00581315" style:font-size-asian="10pt" style:font-size-complex="10pt"/>
    </style:style>
    <style:style style:name="T15" style:family="text">
      <style:text-properties officeooo:rsid="0071da7d"/>
    </style:style>
    <style:style style:name="T16" style:family="text">
      <style:text-properties fo:font-variant="normal" fo:text-transform="none" fo:color="#000000" loext:opacity="100%" fo:letter-spacing="normal" fo:font-style="normal" officeooo:rsid="008b8625" fo:background-color="transparent" loext:char-shading-value="0" style:font-size-asian="8.75pt"/>
    </style:style>
    <style:style style:name="T17" style:family="text">
      <style:text-properties fo:color="#000000" loext:opacity="100%" fo:background-color="transparent" loext:char-shading-value="0"/>
    </style:style>
    <style:style style:name="T18" style:family="text">
      <style:text-properties style:font-name="Liberation Serif1" fo:font-size="9pt" fo:font-weight="bold" style:font-size-asian="9pt" style:font-weight-asian="bold" style:font-size-complex="9pt" style:font-weight-complex="bold"/>
    </style:style>
    <style:style style:name="T19" style:family="text">
      <style:text-properties style:font-name="Liberation Serif1" fo:font-size="9pt" fo:font-weight="bold" officeooo:rsid="003bc75f" style:font-size-asian="9pt" style:font-weight-asian="bold" style:font-size-complex="9pt" style:font-weight-complex="bold"/>
    </style:style>
    <style:style style:name="T20" style:family="text">
      <style:text-properties style:font-name="Liberation Serif1" fo:font-size="10pt" fo:font-weight="bold" officeooo:rsid="003bc75f" style:font-size-asian="10pt" style:font-weight-asian="bold" style:font-size-complex="10pt" style:font-weight-complex="bold"/>
    </style:style>
    <style:style style:name="T21" style:family="text">
      <style:text-properties style:font-name="Liberation Serif1" fo:font-size="10pt" fo:font-weight="bold" officeooo:rsid="0034ed9b" style:font-size-asian="10pt" style:font-weight-asian="bold" style:font-size-complex="10pt" style:font-weight-complex="bold"/>
    </style:style>
    <style:style style:name="T22" style:family="text">
      <style:text-properties style:font-name="Liberation Serif1" fo:font-size="10pt" fo:font-weight="bold" officeooo:rsid="009c24eb" style:font-size-asian="10pt" style:font-weight-asian="bold" style:font-size-complex="10pt" style:font-weight-complex="bold"/>
    </style:style>
    <style:style style:name="T23" style:family="text">
      <style:text-properties style:font-name="Liberation Serif1" fo:font-size="10pt" fo:font-weight="bold" officeooo:rsid="008b8625" style:font-size-asian="8.75pt" style:font-weight-asian="bold" style:font-size-complex="10pt" style:font-weight-complex="bold"/>
    </style:style>
    <style:style style:name="T24" style:family="text">
      <style:text-properties style:font-name="Liberation Serif1" fo:font-size="10pt" fo:font-weight="bold" officeooo:rsid="00392caa" style:font-size-asian="10pt" style:font-weight-asian="bold" style:font-size-complex="10pt" style:font-weight-complex="bold"/>
    </style:style>
    <style:style style:name="T25" style:family="text">
      <style:text-properties style:font-name="Liberation Serif1" fo:font-size="10pt" fo:font-weight="bold" officeooo:rsid="0058ae99" style:font-size-asian="10pt" style:font-weight-asian="bold" style:font-size-complex="10pt" style:font-weight-complex="bold"/>
    </style:style>
    <style:style style:name="T26" style:family="text">
      <style:text-properties fo:font-size="10pt" officeooo:rsid="001bd869" style:font-size-asian="8.75pt" style:font-size-complex="10pt"/>
    </style:style>
    <style:style style:name="T27" style:family="text">
      <style:text-properties fo:font-variant="normal" fo:text-transform="none" fo:color="#000000" loext:opacity="100%" style:font-name="Liberation Serif1" fo:font-size="10pt" fo:letter-spacing="normal" fo:font-style="normal" fo:font-weight="bold" officeooo:rsid="003bc75f" style:font-size-asian="8.75pt" style:font-weight-asian="bold" style:font-size-complex="10pt" style:font-weight-complex="bold"/>
    </style:style>
    <style:style style:name="T28" style:family="text">
      <style:text-properties fo:font-variant="normal" fo:text-transform="none" fo:color="#000000" loext:opacity="100%" style:font-name="Liberation Serif1" fo:font-size="10pt" fo:letter-spacing="normal" fo:font-style="normal" fo:font-weight="bold" officeooo:rsid="009c24eb" style:font-size-asian="8.75pt" style:font-weight-asian="bold" style:font-size-complex="10pt" style:font-weight-complex="bold"/>
    </style:style>
    <style:style style:name="T29" style:family="text">
      <style:text-properties fo:font-variant="normal" fo:text-transform="none" fo:color="#000000" loext:opacity="100%" style:font-name="Liberation Serif1" fo:font-size="10pt" fo:letter-spacing="normal" fo:font-style="normal" fo:font-weight="bold" officeooo:rsid="0092673b" style:font-size-asian="8.75pt" style:font-weight-asian="bold" style:font-size-complex="10pt" style:font-weight-complex="bold"/>
    </style:style>
    <style:style style:name="T30" style:family="text">
      <style:text-properties fo:font-variant="normal" fo:text-transform="none" fo:color="#000000" loext:opacity="100%" style:font-name="Liberation Serif1" fo:font-size="10pt" fo:letter-spacing="normal" fo:font-style="normal" fo:font-weight="bold" officeooo:rsid="008b1dfe" style:font-size-asian="8.75pt" style:font-weight-asian="bold" style:font-size-complex="10pt" style:font-weight-complex="bold"/>
    </style:style>
    <style:style style:name="T31" style:family="text">
      <style:text-properties fo:font-variant="normal" fo:text-transform="none" fo:color="#000000" loext:opacity="100%" style:font-name="Liberation Serif1" fo:font-size="10pt" fo:letter-spacing="normal" fo:font-style="normal" fo:font-weight="bold" officeooo:rsid="00683e56" style:font-size-asian="8.75pt" style:font-weight-asian="bold" style:font-size-complex="10pt" style:font-weight-complex="bold"/>
    </style:style>
    <style:style style:name="T32" style:family="text">
      <style:text-properties fo:font-variant="normal" fo:text-transform="none" fo:color="#000000" loext:opacity="100%" style:font-name="Liberation Serif1" fo:font-size="10pt" fo:letter-spacing="normal" fo:font-style="normal" fo:font-weight="bold" officeooo:rsid="006d444d" style:font-size-asian="8.75pt" style:font-weight-asian="bold" style:font-size-complex="10pt" style:font-weight-complex="bold"/>
    </style:style>
    <style:style style:name="T33" style:family="text">
      <style:text-properties fo:font-variant="normal" fo:text-transform="none" fo:color="#000000" loext:opacity="100%" style:font-name="Liberation Serif1" fo:font-size="10pt" fo:letter-spacing="normal" fo:font-style="normal" fo:font-weight="bold" officeooo:rsid="000103c7" style:font-size-asian="10pt" style:font-weight-asian="bold" style:font-size-complex="10pt" style:font-weight-complex="bold"/>
    </style:style>
    <style:style style:name="T34" style:family="text">
      <style:text-properties fo:font-variant="normal" fo:text-transform="none" fo:color="#000000" loext:opacity="100%" style:font-name="Liberation Serif1" fo:font-size="10pt" fo:letter-spacing="normal" fo:font-style="normal" fo:font-weight="bold" officeooo:rsid="003bc75f" style:font-size-asian="10pt" style:font-weight-asian="bold" style:font-size-complex="10pt" style:font-weight-complex="bold"/>
    </style:style>
    <style:style style:name="T35" style:family="text">
      <style:text-properties fo:font-weight="bold" officeooo:rsid="003bc75f" style:font-weight-asian="bold" style:font-weight-complex="bold"/>
    </style:style>
    <style:style style:name="T36" style:family="text">
      <style:text-properties style:font-name="Liberation Serif1" fo:font-weight="normal" officeooo:rsid="001da0e8" style:font-size-asian="10pt" style:font-weight-asian="normal" style:font-weight-complex="normal"/>
    </style:style>
    <style:style style:name="T37" style:family="text">
      <style:text-properties style:font-name="Liberation Serif1" fo:font-weight="bold" officeooo:rsid="008b8625" style:font-size-asian="10pt" style:font-weight-asian="bold" style:font-weight-complex="bold"/>
    </style:style>
    <style:style style:name="T38" style:family="text">
      <style:text-properties style:font-name="Liberation Serif1" fo:font-weight="bold" officeooo:rsid="008b8625" style:font-weight-asian="bold" style:font-weight-complex="bold"/>
    </style:style>
    <style:style style:name="T39" style:family="text">
      <style:text-properties style:font-name="Liberation Serif1" fo:font-size="10pt" fo:font-weight="normal" style:font-size-asian="8.75pt" style:font-weight-asian="normal" style:font-size-complex="10pt" style:font-weight-complex="normal"/>
    </style:style>
    <style:style style:name="T40" style:family="text">
      <style:text-properties style:font-name="Liberation Serif1" fo:font-size="10pt" fo:font-weight="normal" officeooo:rsid="0071da7d" style:font-size-asian="8.75pt" style:font-weight-asian="normal" style:font-size-complex="10pt" style:font-weight-complex="normal"/>
    </style:style>
    <style:style style:name="T41" style:family="text">
      <style:text-properties style:font-name="Liberation Serif1" fo:font-size="10pt" fo:font-weight="normal" officeooo:rsid="006d9c40" style:font-size-asian="8.75pt" style:font-weight-asian="normal" style:font-size-complex="10pt" style:font-weight-complex="normal"/>
    </style:style>
    <style:style style:name="T42" style:family="text">
      <style:text-properties style:font-name="Liberation Serif1" fo:font-size="10pt" fo:font-weight="bold" officeooo:rsid="006b6a65" style:font-size-asian="8.75pt" style:font-weight-asian="bold" style:font-size-complex="10pt" style:font-weight-complex="bold"/>
    </style:style>
    <style:style style:name="T43" style:family="text">
      <style:text-properties style:font-name="Liberation Serif1" fo:font-size="10pt" fo:font-weight="bold" officeooo:rsid="007adb5d" style:font-size-asian="8.75pt" style:font-weight-asian="bold" style:font-size-complex="10pt" style:font-weight-complex="bold"/>
    </style:style>
    <style:style style:name="T44" style:family="text">
      <style:text-properties style:font-name="Liberation Serif1" fo:font-size="10pt" fo:font-weight="bold" officeooo:rsid="006c63f8" style:font-size-asian="8.75pt" style:font-weight-asian="bold" style:font-size-complex="10pt" style:font-weight-complex="bold"/>
    </style:style>
    <style:style style:name="T45" style:family="text">
      <style:text-properties style:font-name="Liberation Serif1" fo:font-size="10pt" fo:font-weight="bold" officeooo:rsid="006fc613" style:font-size-asian="8.75pt" style:font-weight-asian="bold" style:font-size-complex="10pt" style:font-weight-complex="bold"/>
    </style:style>
    <style:style style:name="T46" style:family="text">
      <style:text-properties officeooo:rsid="006d9c40"/>
    </style:style>
    <style:style style:name="T47" style:family="text">
      <style:text-properties style:font-name="Liberation Serif1" fo:font-size="10pt" fo:font-weight="normal" officeooo:rsid="003bc75f" style:font-size-asian="8.75pt" style:font-weight-asian="normal" style:font-size-complex="10pt" style:font-weight-complex="normal"/>
    </style:style>
    <style:style style:name="T48" style:family="text">
      <style:text-properties style:font-name="Liberation Serif1" fo:font-size="10pt" fo:font-weight="normal" officeooo:rsid="0054309c" style:font-size-asian="8.75pt" style:font-weight-asian="normal" style:font-size-complex="10pt" style:font-weight-complex="normal"/>
    </style:style>
    <style:style style:name="T49" style:family="text">
      <style:text-properties style:font-name="Liberation Serif1" fo:font-size="10pt" fo:font-weight="normal" officeooo:rsid="006efadb" style:font-size-asian="8.75pt" style:font-weight-asian="normal" style:font-size-complex="10pt" style:font-weight-complex="normal"/>
    </style:style>
    <style:style style:name="T50" style:family="text">
      <style:text-properties fo:color="#000000" loext:opacity="100%" fo:font-size="8pt" style:font-size-asian="8pt" style:font-size-complex="8pt"/>
    </style:style>
    <style:style style:name="T51" style:family="text">
      <style:text-properties fo:color="#000000" loext:opacity="100%"/>
    </style:style>
    <style:style style:name="T52" style:family="text">
      <style:text-properties style:font-name="Liberation Serif1" fo:font-size="8pt" officeooo:rsid="007637ce" style:font-size-asian="8pt" style:font-size-complex="8pt"/>
    </style:style>
    <style:style style:name="T53" style:family="text">
      <style:text-properties style:font-name="Liberation Serif1" fo:font-size="8pt" style:font-size-asian="8pt" style:font-size-complex="8pt"/>
    </style:style>
    <style:style style:name="T54" style:family="text">
      <style:text-properties officeooo:rsid="00987dda"/>
    </style:style>
    <style:style style:name="T55" style:family="text">
      <style:text-properties fo:font-variant="normal" fo:text-transform="none" fo:color="#000000" loext:opacity="100%" fo:letter-spacing="normal" fo:font-style="normal" fo:font-weight="normal" officeooo:rsid="008cf68e"/>
    </style:style>
    <style:style style:name="T56" style:family="text">
      <style:text-properties fo:font-variant="normal" fo:text-transform="none" fo:color="#000000" loext:opacity="100%" fo:letter-spacing="normal" fo:font-style="normal" fo:font-weight="normal"/>
    </style:style>
    <style:style style:name="T57" style:family="text">
      <style:text-properties officeooo:rsid="00995fea"/>
    </style:style>
    <style:style style:name="T58" style:family="text">
      <style:text-properties style:font-name="Liberation Serif1" fo:font-size="8pt" officeooo:rsid="008cf68e" style:font-size-asian="8pt" style:font-size-complex="8pt"/>
    </style:style>
    <style:style style:name="T59" style:family="text">
      <style:text-properties style:font-name="Liberation Serif1" fo:font-size="8pt" officeooo:rsid="00995fea" style:font-size-asian="8pt" style:font-size-complex="8pt"/>
    </style:style>
    <style:style style:name="T60" style:family="text">
      <style:text-properties officeooo:rsid="008cf68e"/>
    </style:style>
    <style:style style:name="T61" style:family="text">
      <style:text-properties style:text-position="0% 100%" style:font-name="Liberation Serif1" fo:font-size="8pt" officeooo:rsid="0086279b" style:font-size-asian="8pt" style:font-size-complex="8pt" loext:padding="0cm" loext:border="none"/>
    </style:style>
    <style:style style:name="T62" style:family="text">
      <style:text-properties style:text-position="0% 100%" style:font-name="Liberation Serif1" fo:font-size="8pt" style:font-size-asian="8pt" style:font-size-complex="8pt" loext:padding="0cm" loext:border="none"/>
    </style:style>
    <style:style style:name="T63" style:family="text">
      <style:text-properties style:text-position="0% 100%" style:font-name="Liberation Serif1" fo:font-size="8pt" officeooo:rsid="00995fea" style:font-size-asian="8pt" style:font-size-complex="8pt" loext:padding="0cm" loext:border="none"/>
    </style:style>
    <style:style style:name="T64" style:family="text">
      <style:text-properties officeooo:rsid="0025eb9b"/>
    </style:style>
    <style:style style:name="T65" style:family="text">
      <style:text-properties officeooo:rsid="000b2db7"/>
    </style:style>
    <style:style style:name="T66" style:family="text">
      <style:text-properties style:text-position="sub 58%" officeooo:rsid="000b2db7"/>
    </style:style>
    <style:style style:name="T67" style:family="text">
      <style:text-properties style:text-position="0% 100%" officeooo:rsid="0025eb9b"/>
    </style:style>
    <style:style style:name="T68" style:family="text">
      <style:text-properties style:text-position="0% 100%" officeooo:rsid="000b2db7"/>
    </style:style>
    <style:style style:name="T69" style:family="text">
      <style:text-properties style:text-position="sub 58%"/>
    </style:style>
    <style:style style:name="T70" style:family="text">
      <style:text-properties fo:font-size="8pt" officeooo:rsid="0086bb75" style:font-size-asian="8pt" style:font-size-complex="8pt"/>
    </style:style>
    <style:style style:name="T71" style:family="text">
      <style:text-properties fo:font-size="8pt" style:font-size-asian="8pt" style:font-size-complex="8pt"/>
    </style:style>
    <style:style style:name="T72" style:family="text">
      <style:text-properties fo:font-size="8pt" officeooo:rsid="00995fea" style:font-size-asian="8pt" style:font-size-complex="8pt"/>
    </style:style>
    <style:style style:name="T73" style:family="text">
      <style:text-properties fo:font-size="8pt" officeooo:rsid="00428fd7" fo:background-color="transparent" loext:char-shading-value="0" style:font-size-asian="8pt" style:font-size-complex="8pt"/>
    </style:style>
    <style:style style:name="T74" style:family="text">
      <style:text-properties fo:font-size="8pt" officeooo:rsid="0071da7d" fo:background-color="transparent" loext:char-shading-value="0" style:font-size-asian="8pt" style:font-size-complex="8pt"/>
    </style:style>
    <style:style style:name="T75" style:family="text">
      <style:text-properties fo:font-size="8pt" officeooo:rsid="008ee9eb" fo:background-color="transparent" loext:char-shading-value="0" style:font-size-asian="8pt" style:font-size-complex="8pt"/>
    </style:style>
    <style:style style:name="T76" style:family="text">
      <style:text-properties fo:font-size="8pt" officeooo:rsid="0099738a" fo:background-color="transparent" loext:char-shading-value="0" style:font-size-asian="8pt" style:font-size-complex="8pt"/>
    </style:style>
    <style:style style:name="T77" style:family="text">
      <style:text-properties style:text-position="0% 100%" fo:background-color="transparent" loext:char-shading-value="0"/>
    </style:style>
    <style:style style:name="T78" style:family="text">
      <style:text-properties style:text-position="0% 100%" officeooo:rsid="002c4f73" fo:background-color="transparent" loext:char-shading-value="0"/>
    </style:style>
    <style:style style:name="T79" style:family="text">
      <style:text-properties style:text-position="0% 100%"/>
    </style:style>
    <style:style style:name="T80" style:family="text">
      <style:text-properties style:text-position="0% 100%" fo:font-size="8pt" officeooo:rsid="004b82ae" style:font-size-asian="8pt" style:font-size-complex="8pt"/>
    </style:style>
    <style:style style:name="T81" style:family="text">
      <style:text-properties style:text-position="0% 100%" fo:font-size="8pt" officeooo:rsid="007247c5" style:font-size-asian="8pt" style:font-size-complex="8pt"/>
    </style:style>
    <style:style style:name="T82" style:family="text">
      <style:text-properties fo:font-size="8pt" officeooo:rsid="004b82ae" fo:background-color="#ffffff" loext:char-shading-value="0" style:font-size-asian="8pt" style:font-size-complex="8pt"/>
    </style:style>
    <style:style style:name="T83" style:family="text">
      <style:text-properties fo:font-size="8pt" officeooo:rsid="007247c5" fo:background-color="#ffffff" loext:char-shading-value="0" style:font-size-asian="8pt" style:font-size-complex="8pt"/>
    </style:style>
    <style:style style:name="T84" style:family="text">
      <style:text-properties fo:font-size="8pt" fo:font-weight="bold" officeooo:rsid="00408212" fo:background-color="#ffffff" loext:char-shading-value="0" style:font-size-asian="8pt" style:font-weight-asian="bold" style:font-size-complex="8pt" style:font-weight-complex="bold"/>
    </style:style>
    <style:style style:name="T85" style:family="text">
      <style:text-properties officeooo:rsid="004b82ae" fo:background-color="#ffffff" loext:char-shading-value="0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1"/>
            <text:p text:style-name="P2"/>
            <text:p text:style-name="P3"/>
            <text:p text:style-name="P4"><text:span text:style-name="T1">5</text:span><text:span text:style-name="T2">0</text:span><text:span text:style-name="T1">. <text:s text:c="2"/>Osservazioni:</text:span><text:span text:style-name="T3"> <text:s text:c="2"/></text:span><text:span text:style-name="T4"><text:s/></text:span></text:p>
            <text:p text:style-name="P5">-</text:p>
            <text:p text:style-name="P5">-</text:p>
            <text:p text:style-name="P5">-</text:p>
            <text:p text:style-name="P5">-</text:p>
            <text:p text:style-name="P6">-</text:p>
            <text:p text:style-name="P7">Tipi alternativi:</text:p>
            <text:p text:style-name="P8">-</text:p>
            <text:p text:style-name="P9">-</text:p>
            <text:p text:style-name="P9">-</text:p>
            <text:p text:style-name="P10">-</text:p>
            <text:p text:style-name="P4"><text:span text:style-name="T5">51. <text:s text:c="2"/></text:span><text:span text:style-name="T6">E</text:span><text:span text:style-name="T5">senzioni</text:span><text:span text:style-name="T7">:</text:span><text:span text:style-name="T4"> <text:s text:c="5"/></text:span></text:p>
            <text:p text:style-name="P11"><text:s text:c="4"/>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3"><text:span text:style-name="T8">CdS-</text:span><text:span text:style-name="T9">****</text:span><text:span text:style-name="T8">/0</text:span><text:span text:style-name="T9">*</text:span></text:p>
          </table:table-cell>
          <table:table-cell table:style-name="Tabella1.B1" office:value-type="string">
            <text:p text:style-name="P14"><text:span text:style-name="T10"><text:s text:c="2"/></text:span><text:span text:style-name="T11">CdS</text:span><text:span text:style-name="T12"> – DATA SHEET </text:span></text:p>
            <text:p text:style-name="P15"><text:span text:style-name="T13"><text:s text:c="3"/></text:span><text:span text:style-name="T14">per veicoli completi.</text:span></text:p>
            <table:table table:name="Tabella2" table:style-name="Tabella2">
              <table:table-column table:style-name="Tabella2.A"/>
              <table:table-column table:style-name="Tabella2.B"/>
              <table:table-row table:style-name="Tabella2.1">
                <table:table-cell table:style-name="Tabella2.A1" office:value-type="string">
                  <text:p text:style-name="P16"/>
                  <text:p text:style-name="P16"/>
                  <text:p text:style-name="P16">0.1. <text:s text:c="2"/><text:span text:style-name="T15">Marca</text:span>:</text:p>
                  <text:p text:style-name="P17"/>
                  <text:p text:style-name="P16">0.2. <text:s text:c="2"/>Tipo:</text:p>
                  <text:p text:style-name="P17"/>
                  <text:p text:style-name="P16"><text:s text:c="9"/>Variante:</text:p>
                  <text:p text:style-name="P17"/>
                  <text:p text:style-name="P16"><text:s text:c="9"/>Versione:</text:p>
                  <text:p text:style-name="P16"/>
                  <text:p text:style-name="P16">0.2.1. Nome/i commerciale/i:</text:p>
                  <text:p text:style-name="P17"/>
                  <text:p text:style-name="P16">0.4. <text:s text:c="2"/>Categoria:</text:p>
                  <text:p text:style-name="P17"/>
                  <text:p text:style-name="P16">0.5. <text:s text:c="2"/>Nome e indirizzo del produttore</text:p>
                  <text:p text:style-name="P16"><text:s text:c="11"/>del veicolo base:</text:p>
                  <text:p text:style-name="P16"/>
                  <text:p text:style-name="P16">0.6. <text:s text:c="2"/>Indirizzo del produttore:</text:p>
                </table:table-cell>
                <table:table-cell table:style-name="Tabella2.A1" office:value-type="string">
                  <text:p text:style-name="P18"/>
                  <text:p text:style-name="P18"/>
                  <text:p text:style-name="P19">COMPLETE</text:p>
                  <text:p text:style-name="P20"/>
                  <text:p text:style-name="P19">COMPLETE</text:p>
                  <text:p text:style-name="P21"/>
                  <text:p text:style-name="P19">COMPLETE</text:p>
                  <text:p text:style-name="P21"/>
                  <text:p text:style-name="P19">COMPLETE</text:p>
                  <text:p text:style-name="P22"/>
                  <text:p text:style-name="P19">COMPLETE</text:p>
                  <text:p text:style-name="P21"/>
                  <text:p text:style-name="P19">COMPLETE</text:p>
                  <text:p text:style-name="P21"/>
                  <text:p text:style-name="P23"><text:span text:style-name="T16">COMPLETE</text:span><text:span text:style-name="T17"><text:line-break/></text:span></text:p>
                </table:table-cell>
              </table:table-row>
            </table:table>
            <text:p text:style-name="P24"><text:span text:style-name="T18"><text:s text:c="2"/></text:span><text:span text:style-name="T19"><text:s text:c="6"/></text:span><text:span text:style-name="T20"><text:s text:c="4"/></text:span><text:span text:style-name="T21"><text:s text:c="2"/></text:span><text:span text:style-name="T20"><text:s text:c="7"/></text:span><text:span text:style-name="T22"><text:s/></text:span><text:span text:style-name="T20"><text:s/></text:span><text:span text:style-name="T23">COMPLETE</text:span><text:span text:style-name="T24"><text:line-break/></text:span><text:span text:style-name="T25"> <text:s text:c="21"/></text:span><text:span text:style-name="T23">COMPLETE</text:span></text:p>
            <text:p text:style-name="P25"><text:s text:c="22"/>COMPLETE</text:p>
            <text:p text:style-name="P26"/>
            <text:p text:style-name="P27"><text:span text:style-name="T26"><text:s text:c="3"/>Numero di identificazione del veicolo: </text:span><text:span text:style-name="T23">COMPLETE</text:span><text:span text:style-name="T27"> <text:s text:c="2"/></text:span><text:span text:style-name="T28"><text:s/></text:span><text:span text:style-name="T27"><text:s/></text:span><text:span text:style-name="T29"><text:s/></text:span><text:span text:style-name="T27"><text:s/></text:span><text:span text:style-name="T30"><text:s/></text:span><text:span text:style-name="T27"><text:s text:c="4"/></text:span><text:span text:style-name="T31"><text:s/></text:span><text:span text:style-name="T27"><text:s text:c="11"/></text:span><text:span text:style-name="T32"><text:s/></text:span><text:span text:style-name="T27"><text:s text:c="8"/></text:span><text:span text:style-name="T33"><text:s/></text:span><text:span text:style-name="T27"><text:s text:c="4"/></text:span><text:span text:style-name="T34"><text:s/></text:span><text:span text:style-name="T27"><text:s/></text:span><text:span text:style-name="T34"><text:s/></text:span><text:span text:style-name="T35"><text:s/></text:span></text:p>
            <text:p text:style-name="P28"><text:s text:c="3"/><text:span text:style-name="T36">Posizione del numero di identificazione del veicolo: </text:span><text:span text:style-name="T37"><text:s/></text:span><text:span text:style-name="T38">COMPLETE</text:span></text:p>
            <text:p text:style-name="P29"/>
            <text:p text:style-name="P30"><text:span text:style-name="T39"><text:s text:c="3"/></text:span><text:span text:style-name="T40">c</text:span><text:span text:style-name="T41">on l'implicazione </text:span><text:span text:style-name="T42"><text:s/></text:span><text:span text:style-name="T23">COMPLETE</text:span><text:span text:style-name="T43"> </text:span><text:span text:style-name="T44"><text:s/></text:span><text:span text:style-name="T45"><text:s/></text:span><text:span text:style-name="T41">data il</text:span><text:span text:style-name="T39"> </text:span><text:span text:style-name="T23">COMPLETE</text:span></text:p>
            <text:p text:style-name="P31"><text:s text:c="3"/><text:span text:style-name="T46">tipo descritto a tutti gli effetti.</text:span></text:p>
            <text:p text:style-name="P31"/>
            <text:p text:style-name="P32"><text:s text:c="2"/></text:p>
            <text:p text:style-name="P33"/>
            <text:p text:style-name="P24"><draw:frame draw:style-name="fr1" draw:name="Marco2" text:anchor-type="paragraph" svg:x="0.88cm" svg:y="0.307cm" svg:width="3.752cm" draw:z-index="0"><draw:text-box fo:min-height="3.482cm"><text:p text:style-name="Frame_20_contents"/></draw:text-box></draw:frame><text:span text:style-name="T47"><text:s text:c="28"/></text:span><text:span text:style-name="T48"><text:s text:c="82"/></text:span><text:span text:style-name="T47"><text:s/>Dat</text:span><text:span text:style-name="T49">a</text:span><text:span text:style-name="T47">: </text:span><text:span text:style-name="T23">COMPLETE</text:span></text:p>
            <text:p text:style-name="P33"/>
            <text:p text:style-name="P33"/>
            <text:p text:style-name="P34"/>
          </table:table-cell>
        </table:table-row>
      </table:table>
      <text:p text:style-name="P35"><text:s text:c="228"/>I dati su questo documento sono ottenuti da una ricerca nel database. Le informazioni possono differire dallo stato del veicolo. <text:s text:c="12"/></text:p>
      <text:p text:style-name="P35"><text:s text:c="228"/>Non è stata eseguita alcuna ispezione fisica del veicolo.</text:p>
      <text:p text:style-name="P36"/>
      <table:table table:name="Tabella3" table:style-name="Tabella3">
        <table:table-column table:style-name="Tabella3.A"/>
        <table:table-column table:style-name="Tabella3.B"/>
        <text:soft-page-break/>
        <table:table-row table:style-name="Tabella3.1">
          <table:table-cell table:style-name="Tabella3.A1" office:value-type="string">
            <text:p text:style-name="P37"/>
            <table:table table:name="Tabella4" table:style-name="Tabella4">
              <table:table-column table:style-name="Tabella4.A"/>
              <table:table-column table:style-name="Tabella4.B"/>
              <table:table-row>
                <table:table-cell table:style-name="Tabella4.A1" office:value-type="string">
                  <text:p text:style-name="P38">1. Numero di assi/ruote:</text:p>
                  <text:p text:style-name="P38"/>
                  <text:p text:style-name="P38">2. Assi motori:</text:p>
                  <text:p text:style-name="P38"/>
                  <text:p text:style-name="P38">3. Interasse: (millimetro)</text:p>
                  <text:p text:style-name="P38"/>
                  <text:p text:style-name="P38">5. Carreggiata asse/i – 1/2: (mm)</text:p>
                  <text:p text:style-name="P38"/>
                  <text:p text:style-name="P38">6.1. Lunghezza: (mm)</text:p>
                  <text:p text:style-name="P38"/>
                  <text:p text:style-name="P38">7.1. Larghezza: (millimetro)</text:p>
                  <text:p text:style-name="P38"/>
                  <text:p text:style-name="P38">8. Altezza: (millimetro)</text:p>
                  <text:p text:style-name="P38"/>
                  <text:p text:style-name="P38">11. Sbalzo posteriore: (mm)</text:p>
                  <text:p text:style-name="P38"/>
                  <text:p text:style-name="P38">12.1. Massa del veicolo con carrozzeria in ordine di marcia:(kg)</text:p>
                  <text:p text:style-name="P38"/>
                  <text:p text:style-name="P38">14.1. Massa massima tecnicamente ammissibile a pieno carico:(kg)</text:p>
                  <text:p text:style-name="P38"/>
                  <text:p text:style-name="P38">14.2. Distribuzione di questa massa tra gli assi – 1/2:(kg)</text:p>
                  <text:p text:style-name="P38"/>
                  <text:p text:style-name="P38">14.3. Tecnicamente permanente. massa massima su ogni asse – 1/2:(kg)</text:p>
                  <text:p text:style-name="P38"/>
                  <text:p text:style-name="P38">16. Carico massimo consentito sul tetto: (kg)</text:p>
                  <text:p text:style-name="P38"/>
                  <text:p text:style-name="P38">17. Massa massima del rimorchio – frenato/non frenato: (kg)</text:p>
                  <text:p text:style-name="P38"/>
                  <text:p text:style-name="P38">18. Massa massima della combinazione: (kg)</text:p>
                  <text:p text:style-name="P38"/>
                  <text:p text:style-name="P38">19.1. Carico verticale massimo al punto di aggancio per un rimorchio: (kg)</text:p>
                  <text:p text:style-name="P38"/>
                  <text:p text:style-name="P38">20. Produttore del motore:</text:p>
                  <text:p text:style-name="P38"/>
                  <text:p text:style-name="P38">21. Codice motore come indicato sul motore:</text:p>
                  <text:p text:style-name="P38"/>
                  <text:p text:style-name="P38">22. Principio di funzionamento:</text:p>
                  <text:p text:style-name="P38"/>
                  <text:p text:style-name="P38">22.1. Iniezione diretta:</text:p>
                  <text:p text:style-name="P38"/>
                  <text:p text:style-name="P38">23. Puro elettrico:</text:p>
                  <text:p text:style-name="P38"/>
                  <text:p text:style-name="P38">23.1 Veicolo ibrido [elettrico]:</text:p>
                  <text:p text:style-name="P38"/>
                  <text:p text:style-name="P38">24. Numero e disposizione dei cilindri:</text:p>
                  <text:p text:style-name="P38"/>
                  <text:p text:style-name="P38">25. Capacità: (cm3)</text:p>
                  <text:p text:style-name="P38"/>
                  <text:p text:style-name="P38">26. Carburante:</text:p>
                  <text:p text:style-name="P38"/>
                  <text:p text:style-name="P38">27. Potenza netta massima: (kW/min -1)</text:p>
                  <text:p text:style-name="P38"/>
                  <text:p text:style-name="P38">28. Frizione (tipo):</text:p>
                  <text:p text:style-name="P38"/>
                  <text:p text:style-name="P38">29. Cambio (tipo):</text:p>
                  <text:p text:style-name="P38"/>
                  <text:p text:style-name="P38">29.1. Ingranaggio:</text:p>
                </table:table-cell>
                <table:table-cell table:style-name="Tabella4.A1" office:value-type="string">
                  <text:p text:style-name="P39" loext:marker-style-name="T50"><text:span text:style-name="T51">{{B1}}</text:span></text:p>
                  <text:p text:style-name="P40"/>
                  <text:p text:style-name="P41">{{B2}}</text:p>
                  <text:p text:style-name="P42" loext:marker-style-name="T50"/>
                  <text:p text:style-name="P39" loext:marker-style-name="T50"><text:span text:style-name="T51">{{B3}} <text:s text:c="11"/></text:span></text:p>
                  <text:p text:style-name="P42" loext:marker-style-name="T50"/>
                  <text:p text:style-name="P39" loext:marker-style-name="T50"><text:span text:style-name="T51">{{B4}}</text:span></text:p>
                  <text:p text:style-name="P42" loext:marker-style-name="T50"/>
                  <text:p text:style-name="P39" loext:marker-style-name="T50"><text:span text:style-name="T51">{{B5}}</text:span></text:p>
                  <text:p text:style-name="P42" loext:marker-style-name="T50"/>
                  <text:p text:style-name="P39" loext:marker-style-name="T50"><text:span text:style-name="T51">{{B6}}</text:span></text:p>
                  <text:p text:style-name="P42" loext:marker-style-name="T50"/>
                  <text:p text:style-name="P39" loext:marker-style-name="T50"><text:span text:style-name="T51">{{B7}}</text:span></text:p>
                  <text:p text:style-name="P42" loext:marker-style-name="T50"/>
                  <text:p text:style-name="P39" loext:marker-style-name="T50"><text:span text:style-name="T51">{{B8}}</text:span></text:p>
                  <text:p text:style-name="P42" loext:marker-style-name="T50"/>
                  <text:p text:style-name="P39" loext:marker-style-name="T50"><text:span text:style-name="T51">{{B9}}</text:span></text:p>
                  <text:p text:style-name="P42" loext:marker-style-name="T50"/>
                  <text:p text:style-name="P39" loext:marker-style-name="T50"><text:span text:style-name="T51">{{B10}}</text:span></text:p>
                  <text:p text:style-name="P42" loext:marker-style-name="T50"/>
                  <text:p text:style-name="P39" loext:marker-style-name="T50"><text:span text:style-name="T51">{{B11}}</text:span></text:p>
                  <text:p text:style-name="P42" loext:marker-style-name="T50"/>
                  <text:p text:style-name="P39" loext:marker-style-name="T50"><text:span text:style-name="T51">{{B12}}</text:span></text:p>
                  <text:p text:style-name="P42" loext:marker-style-name="T50"/>
                  <text:p text:style-name="P39" loext:marker-style-name="T50"><text:span text:style-name="T51">{{B13}}</text:span></text:p>
                  <text:p text:style-name="P42" loext:marker-style-name="T50"/>
                  <text:p text:style-name="P39" loext:marker-style-name="T50"><text:span text:style-name="T51">{{B14}}</text:span></text:p>
                  <text:p text:style-name="P42" loext:marker-style-name="T50"/>
                  <text:p text:style-name="P39" loext:marker-style-name="T50"><text:span text:style-name="T51">{{B15}}</text:span></text:p>
                  <text:p text:style-name="P42" loext:marker-style-name="T50"/>
                  <text:p text:style-name="P39" loext:marker-style-name="T50"><text:span text:style-name="T51">{{B16}}</text:span></text:p>
                  <text:p text:style-name="P42" loext:marker-style-name="T50"/>
                  <text:p text:style-name="P39" loext:marker-style-name="T50"><text:span text:style-name="T51">{{B17}}</text:span></text:p>
                  <text:p text:style-name="P42" loext:marker-style-name="T50"/>
                  <text:p text:style-name="P39" loext:marker-style-name="T50"><text:span text:style-name="T51">{{B18}}</text:span></text:p>
                  <text:p text:style-name="P42" loext:marker-style-name="T50"/>
                  <text:p text:style-name="P43" loext:marker-style-name="T50"><text:span text:style-name="T51">{{B19}}</text:span></text:p>
                  <text:p text:style-name="P42" loext:marker-style-name="T50"/>
                  <text:p text:style-name="P43" loext:marker-style-name="T50"><text:span text:style-name="T51">{{B20}}</text:span></text:p>
                  <text:p text:style-name="P42" loext:marker-style-name="T50"/>
                  <text:p text:style-name="P43" loext:marker-style-name="T50"><text:span text:style-name="T51">{{B21}}</text:span></text:p>
                  <text:p text:style-name="P42" loext:marker-style-name="T50"/>
                  <text:p text:style-name="P43" loext:marker-style-name="T50"><text:span text:style-name="T51">{{B22}}</text:span></text:p>
                  <text:p text:style-name="P42" loext:marker-style-name="T50"/>
                  <text:p text:style-name="P39" loext:marker-style-name="T50"><text:span text:style-name="T51">{{B23}}</text:span></text:p>
                  <text:p text:style-name="P42" loext:marker-style-name="T50"/>
                  <text:p text:style-name="P39" loext:marker-style-name="T50"><text:span text:style-name="T51">{{B24}}</text:span></text:p>
                  <text:p text:style-name="P42" loext:marker-style-name="T50"/>
                  <text:p text:style-name="P39" loext:marker-style-name="T50"><text:span text:style-name="T51">{{B25}}</text:span></text:p>
                  <text:p text:style-name="P42" loext:marker-style-name="T50"/>
                  <text:p text:style-name="P39" loext:marker-style-name="T50"><text:span text:style-name="T51">{{B26}}</text:span></text:p>
                  <text:p text:style-name="P42" loext:marker-style-name="T50"/>
                  <text:p text:style-name="P39" loext:marker-style-name="T50"><text:span text:style-name="T51">{{B27}}</text:span></text:p>
                  <text:p text:style-name="P42" loext:marker-style-name="T50"/>
                  <text:p text:style-name="P39" loext:marker-style-name="T50"><text:span text:style-name="T51">{{B28}}</text:span></text:p>
                  <text:p text:style-name="P42" loext:marker-style-name="T50"/>
                  <text:p text:style-name="P39" loext:marker-style-name="T50"><text:span text:style-name="T51">{{B29}}</text:span></text:p>
                </table:table-cell>
              </table:table-row>
            </table:table>
            <text:p text:style-name="P44"/>
          </table:table-cell>
          <table:table-cell table:style-name="Tabella3.B1" office:value-type="string">
            <text:p text:style-name="P45"><text:s/></text:p>
            <table:table table:name="Tabella5" table:style-name="Tabella5">
              <table:table-column table:style-name="Tabella5.A"/>
              <table:table-column table:style-name="Tabella5.B"/>
              <table:table-row table:style-name="Tabella5.1">
                <table:table-cell office:value-type="string">
                  <text:p text:style-name="P46">30. Rapporto di trasmissione finale:</text:p>
                  <text:p text:style-name="P46"/>
                  <text:p text:style-name="P46">32. Pneumatici e ruote:</text:p>
                  <text:p text:style-name="P46"><text:s text:c="14"/>Pneumatici su ruote 1:</text:p>
                  <text:p text:style-name="P46"><text:s text:c="14"/>Pneumatici su ruote 2:</text:p>
                  <text:p text:style-name="P46"/>
                  <text:p text:style-name="P46">34. Guida, modalità di assistenza:</text:p>
                  <text:p text:style-name="P46"/>
                  <text:p text:style-name="P46">35. Breve descrizione dell'impianto frenante:</text:p>
                  <text:p text:style-name="P46"/>
                  <text:p text:style-name="P46"/>
                  <text:p text:style-name="P46"/>
                  <text:p text:style-name="P46">37. Tipo di corpo:</text:p>
                  <text:p text:style-name="P46"/>
                  <text:p text:style-name="P46">38. Colore del veicolo:</text:p>
                  <text:p text:style-name="P46"/>
                  <text:p text:style-name="P46">41. Numero e configurazione delle porte:</text:p>
                  <text:p text:style-name="P46"/>
                  <text:p text:style-name="P46">42.1. Numero e posizione dei posti:</text:p>
                  <text:p text:style-name="P46"/>
                  <text:p text:style-name="P46">43.1. Marchio di omologazione CE del dispositivo di accoppiamento se montato:</text:p>
                  <text:p text:style-name="P46"/>
                  <text:p text:style-name="P46">44. Velocità massima: (km/h)</text:p>
                  <text:p text:style-name="P46"/>
                  <text:p text:style-name="P46">45. Livello sonoro:</text:p>
                  <text:p text:style-name="P46"><text:s text:c="10"/>Stazionario (dB(A)) a regime motore (min-1)</text:p>
                  <text:p text:style-name="P46"><text:s text:c="11"/>Drive-by (dB(A)):</text:p>
                  <text:p text:style-name="P46"/>
                  <text:p text:style-name="P46">46. Norma sulle emissioni:</text:p>
                  <text:p text:style-name="P47">46.1. Emissione di scarico:</text:p>
                </table:table-cell>
                <table:table-cell office:value-type="string">
                  <table:table table:name="Tabla1" table:style-name="Tabla1">
                    <table:table-column table:style-name="Tabla1.A"/>
                    <table:table-row table:style-name="Tabla1.1">
                      <table:table-cell office:value-type="string">
                        <text:p text:style-name="P48"><text:span text:style-name="T52">{</text:span><text:span text:style-name="T53">{B30}}</text:span></text:p>
                        <text:p text:style-name="P49"/>
                        <text:p text:style-name="P50"/>
                        <text:p text:style-name="P51">COMPLETE</text:p>
                        <text:p text:style-name="P52"><text:span text:style-name="T54">COMPLETE</text:span> <text:s text:c="2"/></text:p>
                        <text:p text:style-name="P53"/>
                        <text:p text:style-name="P50"><text:span text:style-name="T55">COMPLETE (Autodata)</text:span><text:span text:style-name="T56"> </text:span></text:p>
                        <text:p text:style-name="P50"/>
                        <text:p text:style-name="P54">COMPLETE (Autodata) / COMPLETE (Autodata)</text:p>
                        <text:p text:style-name="P54">COMPLETE (Autodata) / COMPLETE (Autodata)</text:p>
                        <text:p text:style-name="P50">ABS </text:p>
                        <text:p text:style-name="P50"/>
                        <text:p text:style-name="P55"><text:span text:style-name="T55">COMPLETE (Autodata)</text:span> </text:p>
                        <text:p text:style-name="P56"/>
                        <text:p text:style-name="P57">COMPLETE (Autodata)</text:p>
                        <text:p text:style-name="P58"/>
                        <text:p text:style-name="P54">COMPLETE (Autodata)</text:p>
                        <text:p text:style-name="P56"/>
                        <text:p text:style-name="P54">COMPLETE (Autodata)</text:p>
                        <text:p text:style-name="P59"/>
                        <text:p text:style-name="P60">{{B3<text:span text:style-name="T57">1</text:span>}}</text:p>
                        <text:p text:style-name="P50"/>
                        <text:p text:style-name="P50"/>
                        <text:p text:style-name="P60">{{B3<text:span text:style-name="T57">2</text:span>}}</text:p>
                        <text:p text:style-name="P50"/>
                        <text:p text:style-name="P50"/>
                        <text:p text:style-name="P61"><text:span text:style-name="T58">{{B3</text:span><text:span text:style-name="T59">3</text:span><text:span text:style-name="T58">}} </text:span></text:p>
                        <text:p text:style-name="P60">{{B34}}</text:p>
                        <text:p text:style-name="P62"/>
                        <text:p text:style-name="P63"><text:span text:style-name="T60">{{B3</text:span><text:span text:style-name="T57">5</text:span><text:span text:style-name="T60">}}</text:span></text:p>
                        <text:p text:style-name="P64"><text:span text:style-name="T61">{</text:span><text:span text:style-name="T62">{B3</text:span><text:span text:style-name="T63">6</text:span><text:span text:style-name="T62">}}</text:span></text:p>
                      </table:table-cell>
                    </table:table-row>
                  </table:table>
                  <text:p text:style-name="P65"/>
                </table:table-cell>
              </table:table-row>
            </table:table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column table:style-name="Tabella6.D"/>
              <table:table-row table:style-name="Tabella6.1">
                <table:table-cell table:style-name="Tabella6.A1" office:value-type="string">
                  <text:p text:style-name="P66">CO <text:span text:style-name="T64">(</text:span>g/km<text:span text:style-name="T64">)</text:span>:</text:p>
                  <text:p text:style-name="P66">HC <text:span text:style-name="T64">(</text:span>g/km<text:span text:style-name="T64">)</text:span>:</text:p>
                  <text:p text:style-name="P67"><text:span text:style-name="T65">NO</text:span><text:span text:style-name="T66">X </text:span><text:span text:style-name="T67">(</text:span><text:span text:style-name="T68">g/km</text:span><text:span text:style-name="T67">):</text:span></text:p>
                  <text:p text:style-name="P68">HC+NO<text:span text:style-name="T69">X </text:span><text:span text:style-name="T64">(</text:span>g/km<text:span text:style-name="T64">)</text:span>:</text:p>
                  <text:p text:style-name="P68">k – value <text:span text:style-name="T64">(</text:span>g/km<text:span text:style-name="T64">)</text:span>:</text:p>
                  <text:p text:style-name="P68">Particulates <text:span text:style-name="T64">(</text:span>g/km<text:span text:style-name="T64">):</text:span></text:p>
                </table:table-cell>
                <table:table-cell table:style-name="Tabella6.A1" office:value-type="string">
                  <text:p text:style-name="P69"><text:span text:style-name="T70">{</text:span><text:span text:style-name="T71">{B</text:span><text:span text:style-name="T72">37</text:span><text:span text:style-name="T71">}}</text:span></text:p>
                  <text:p text:style-name="P70">{{B<text:span text:style-name="T57">38</text:span>}}</text:p>
                  <text:p text:style-name="P69"><text:span text:style-name="T71">{</text:span><text:span text:style-name="T70">{</text:span><text:span text:style-name="T71">B</text:span><text:span text:style-name="T72">39</text:span><text:span text:style-name="T71">}}</text:span></text:p>
                  <text:p text:style-name="P69"><text:span text:style-name="T70">{</text:span><text:span text:style-name="T71">{B</text:span><text:span text:style-name="T72">40</text:span><text:span text:style-name="T71">}}</text:span></text:p>
                  <text:p text:style-name="P71">- - - -</text:p>
                  <text:p text:style-name="P70">{{B4<text:span text:style-name="T57">1</text:span>}}</text:p>
                </table:table-cell>
                <table:table-cell table:style-name="Tabella6.A1" office:value-type="string">
                  <text:p text:style-name="P72">- - - - </text:p>
                  <text:p text:style-name="P72">- - - - </text:p>
                  <text:p text:style-name="P72">- - - - </text:p>
                  <text:p text:style-name="P72">- - - - </text:p>
                  <text:p text:style-name="P72">- - - - </text:p>
                  <text:p text:style-name="P72">- - - - </text:p>
                </table:table-cell>
                <table:table-cell table:style-name="Tabella6.A1" office:value-type="string">
                  <text:p text:style-name="P73">- - - - </text:p>
                  <text:p text:style-name="P73">- - - - </text:p>
                  <text:p text:style-name="P73">- - - - </text:p>
                  <text:p text:style-name="P73">- - - - </text:p>
                  <text:p text:style-name="P73">- - - - </text:p>
                  <text:p text:style-name="P73">- - - - </text:p>
                </table:table-cell>
              </table:table-row>
            </table:table>
            <text:p text:style-name="P74"><text:span text:style-name="T73">46.2 Fumo (valore corretto del coefficiente di assorbimento) <text:s text:c="3"/></text:span><text:span text:style-name="T74"><text:s text:c="67"/></text:span><text:span text:style-name="T75">{{B4</text:span><text:span text:style-name="T76">2</text:span><text:span text:style-name="T75">}}</text:span><text:span text:style-name="T73"> m-1</text:span></text:p>
            <text:p text:style-name="P75"><text:span text:style-name="T77">4</text:span><text:span text:style-name="T78">7</text:span><text:span text:style-name="T77">. Emissioni di CO2/consumo di carburante Valori NEDC: <text:s/></text:span><text:span text:style-name="T79"><text:s text:c="15"/></text:span></text:p>
            <table:table table:name="Tabella7" table:style-name="Tabella7">
              <table:table-column table:style-name="Tabella7.A" table:number-columns-repeated="3"/>
              <table:table-row>
                <table:table-cell table:style-name="Tabella7.A1" office:value-type="string">
                  <text:p text:style-name="P76"/>
                  <text:p text:style-name="P76">condizioni urbane:</text:p>
                  <text:p text:style-name="P76">condizioni extraurbane:</text:p>
                  <text:p text:style-name="P76">combinato:</text:p>
                </table:table-cell>
                <table:table-cell table:style-name="Tabella7.A1" office:value-type="string">
                  <text:p text:style-name="P77">CO<text:span text:style-name="T69">2</text:span><text:span text:style-name="T79">(g/km)</text:span></text:p>
                  <text:p text:style-name="P78">{{B4<text:span text:style-name="T57">3</text:span>}}</text:p>
                  <text:p text:style-name="P78">{{B4<text:span text:style-name="T57">4</text:span>}}</text:p>
                  <text:p text:style-name="P78">{{B4<text:span text:style-name="T57">5</text:span>}}</text:p>
                </table:table-cell>
                <table:table-cell table:style-name="Tabella7.A1" office:value-type="string">
                  <text:p text:style-name="P79">Consumo di carburante (l/100km)</text:p>
                  <text:p text:style-name="P80">{{B<text:span text:style-name="T57">46</text:span>}}</text:p>
                  <text:p text:style-name="P80">{{B<text:span text:style-name="T57">47</text:span>}}</text:p>
                  <text:p text:style-name="P80">{{B4<text:span text:style-name="T57">8</text:span>}}</text:p>
                </table:table-cell>
              </table:table-row>
            </table:table>
            <text:p text:style-name="P81"/>
            <text:p text:style-name="P82">47.1. Emissioni di CO2/consumo di carburante Valori WLTP:</text:p>
            <table:table table:name="Tabella8" table:style-name="Tabella8">
              <table:table-column table:style-name="Tabella8.A"/>
              <table:table-column table:style-name="Tabella8.B"/>
              <table:table-column table:style-name="Tabella8.C"/>
              <table:table-row>
                <table:table-cell table:style-name="Tabella8.A1" office:value-type="string">
                  <text:p text:style-name="P83"/>
                  <text:p text:style-name="P83">Basso:</text:p>
                  <text:p text:style-name="P83"><text:span text:style-name="T15">M</text:span>edio</text:p>
                  <text:p text:style-name="P83">Alto:</text:p>
                  <text:p text:style-name="P83">Valore massimo</text:p>
                  <text:p text:style-name="P83">Combinato</text:p>
                  <text:p text:style-name="P83">Combinato ponderato</text:p>
                </table:table-cell>
                <table:table-cell table:style-name="Tabella8.A1" office:value-type="string">
                  <text:p text:style-name="P77">CO<text:span text:style-name="T69">2</text:span><text:span text:style-name="T79">(g/km)</text:span></text:p>
                  <text:p text:style-name="P84">{{B<text:span text:style-name="T57">49</text:span>}}</text:p>
                  <text:p text:style-name="P84">{{B5<text:span text:style-name="T57">0</text:span>}}</text:p>
                  <text:p text:style-name="P84">{{B5<text:span text:style-name="T57">1</text:span>}}</text:p>
                  <text:p text:style-name="P84">{{B5<text:span text:style-name="T57">2</text:span>}}</text:p>
                  <text:p text:style-name="P84">{{B5<text:span text:style-name="T57">3</text:span>}}</text:p>
                  <text:p text:style-name="P85">-</text:p>
                </table:table-cell>
                <table:table-cell table:style-name="Tabella8.A1" office:value-type="string">
                  <text:p text:style-name="P79">Consumo di carburante (l/100km)</text:p>
                  <text:p text:style-name="P84">{{B5<text:span text:style-name="T57">4</text:span>}}</text:p>
                  <text:p text:style-name="P84">{{B5<text:span text:style-name="T57">5</text:span>}}</text:p>
                  <text:p text:style-name="P84">{{B<text:span text:style-name="T57">56</text:span>}}</text:p>
                  <text:p text:style-name="P84">{{B<text:span text:style-name="T57">57</text:span>}}</text:p>
                  <text:p text:style-name="P84">{{B5<text:span text:style-name="T57">8</text:span>}}</text:p>
                  <text:p text:style-name="P85">-</text:p>
                </table:table-cell>
              </table:table-row>
            </table:table>
            <text:p text:style-name="P86">47.2. Veicoli puramente elettrici e veicoli elettrici ibridi ricaricabili esternamente:</text:p>
            <text:p text:style-name="P87"><text:span text:style-name="T80"><text:s/>Consumo energetico ponderato/combinato <text:s text:c="2"/></text:span><text:span text:style-name="T81"><text:s text:c="9"/></text:span><text:span text:style-name="T80">- <text:s text:c="2"/>Wh/km</text:span></text:p>
            <text:p text:style-name="P88"><text:span text:style-name="T82"><text:s/>Gamma elettrica <text:s text:c="43"/></text:span><text:span text:style-name="T83"><text:s text:c="7"/></text:span><text:span text:style-name="T82"><text:s/></text:span><text:span text:style-name="T84"><text:s/>- </text:span><text:span text:style-name="T82"><text:s text:c="3"/>km</text:span><text:span text:style-name="T85"> <text:s/></text:span></text:p>
          </table:table-cell>
        </table:table-row>
      </table:table>
      <text:p text:style-name="P8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nux Biolinum G" svg:font-family="'Linux Biolinum G'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it" fo:country="IT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it" fo:country="IT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as-char" svg:y="0cm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9-07-30T00:48:12.237000000</meta:creation-date>
    <dc:date>2025-03-12T11:33:09.606852100</dc:date>
    <meta:editing-duration>PT17H25M52S</meta:editing-duration>
    <meta:editing-cycles>93</meta:editing-cycles>
    <meta:generator>LibreOffice/25.2.1.2$Windows_X86_64 LibreOffice_project/d3abf4aee5fd705e4a92bba33a32f40bc4e56f49</meta:generator>
    <meta:print-date>2022-04-01T09:56:48.648000000</meta:print-date>
    <meta:document-statistic meta:table-count="9" meta:image-count="0" meta:object-count="0" meta:page-count="2" meta:paragraph-count="196" meta:word-count="556" meta:character-count="4584" meta:non-whitespace-character-count="3204"/>
  </office:meta>
</office:document-meta>
</file>